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ge parse_code and parse_bo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Replace &lt;&gt;&gt;=&lt;= with single function cmp</text:p>
          </table:table-cell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w for implicit vo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6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0:14:37.653705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6-04T14:04:33.789642046</dc:date>
    <meta:editing-duration>P43DT12H43M54S</meta:editing-duration>
    <meta:editing-cycles>32</meta:editing-cycles>
    <meta:generator>LibreOffice/24.2.3.2$Linux_X86_64 LibreOffice_project/420$Build-2</meta:generator>
    <meta:document-statistic meta:table-count="5" meta:cell-count="60" meta:object-count="0"/>
  </office:meta>
</office:document-meta>
</file>